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gr7" style:family="graphic" style:parent-style-name="standard">
      <style:graphic-properties svg:stroke-width="0.02cm" svg:stroke-color="#ffffff" draw:marker-start-width="0.26cm" draw:marker-end-width="0.26cm" draw:fill="solid" draw:fill-color="#000000" draw:opacity="100%" draw:textarea-horizontal-align="justify" draw:textarea-vertical-align="middle" draw:auto-grow-height="false" fo:min-height="2.377cm" fo:min-width="3.706cm" fo:padding-top="0.135cm" fo:padding-bottom="0.135cm" fo:padding-left="0.26cm" fo:padding-right="0.26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style:font-name="LiberationSans" fo:font-size="6pt" style:font-size-asian="18pt" style:font-size-complex="18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solid" draw:fill-color="#000000" draw:opacity="100%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206cm" svg:height="2.627cm" svg:x="0.297cm" svg:y="0.298cm">
          <text:p text:style-name="P4"><text:span text:style-name="T4">Gebe über die Tastatur einen Text ein, der</text:span></text:p>
          <text:p text:style-name="P4"><text:span text:style-name="T4">Als Laufschrift angezeigt werden soll.</text:span></text:p>
          <text:p text:style-name="P4"><text:span text:style-name="T4"/></text:p>
          <text:p text:style-name="P4"><text:span text:style-name="T4">Drücke [OK], um ihn anzuzeigen.</text:span></text:p>
          <text:p text:style-name="P4"><text:span text:style-name="T4"/></text:p>
          <text:p text:style-name="P4"><text:span text:style-name="T4">Der Schieber regelt die Geschwindigkeit.</text:span></text:p>
          <text:p text:style-name="P4"><text:span text:style-name="T4"/></text:p>
          <text:p text:style-name="P4"><text:span text:style-name="T4">Die Farbe kannst Du mit dem Knopf neben</text:span></text:p>
          <text:p text:style-name="P4"><text:span text:style-name="T4">Dem Schieber verändern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21T11:00:32.009000000</dc:date>
    <meta:editing-duration>PT22M37S</meta:editing-duration>
    <meta:editing-cycles>4</meta:editing-cycles>
    <meta:generator>LibreOffice/5.3.7.2$Windows_X86_64 LibreOffice_project/6b8ed514a9f8b44d37a1b96673cbbdd077e24059</meta:generator>
    <meta:document-statistic meta:object-count="35"/>
  </office:meta>
</office:document-meta>
</file>